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8.33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05.80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text-align="end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start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6" style:family="table-cell">
      <loext:graphic-properties draw:textarea-horizontal-align="right" draw:textarea-vertical-align="middle"/>
      <style:paragraph-properties fo:text-align="end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end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start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start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end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7.808cm" svg:height="322.73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لا رہا ہوں میں لاشئہ اکبر<text:line-break/>اُمِ لیلیٰ سنبھال زینب کو</text:p>
              </table:table-cell>
              <table:table-cell table:style-name="ce2"/>
              <table:table-cell table:style-name="ce3">
                <text:p text:style-name="P2">Laa raha hun main lasha e Akbar<text:line-break/>Umme Laila sambhaal Zainab ko</text:p>
              </table:table-cell>
            </table:table-row>
            <table:table-row table:style-name="ro1">
              <table:table-cell table:style-name="ce4">
                <text:p text:style-name="P3">بولے ہونگے حسین یہ روکر<text:line-break/>اُمِ لیلیٰ سنبھال زینب کو</text:p>
              </table:table-cell>
              <table:table-cell table:style-name="ce5"/>
              <table:table-cell table:style-name="ce6">
                <text:p text:style-name="P4">Bolay honge Hussain ye rokar<text:line-break/>Umme Laila sambhaal Zainab ko</text:p>
              </table:table-cell>
            </table:table-row>
            <table:table-row table:style-name="ro2" table:default-cell-style-name="ce5">
              <table:table-cell table:style-name="ce7">
                <text:p text:style-name="P5">نوجواں لاش ہے ضعیفی ہے<text:line-break/>میری نظروں سے دیکھ منظر کو<text:line-break/>کیسے ہمشیر کو سنبھالوں گا<text:line-break/>میں سنبھالے ہوئے ہوں اکبر کو<text:line-break/>تیرا احسان ہوگا یہ مجھ پر</text:p>
              </table:table-cell>
              <table:table-cell>
                <text:p text:style-name="P6">1</text:p>
              </table:table-cell>
              <table:table-cell>
                <text:p text:style-name="P6">Naujawan laash hai zaeefi hai<text:line-break/>Meri nazron se dekh manzar ko<text:line-break/>Kaise hamsheer ko sambhalunga<text:line-break/>Mai sambhale hue hun Akbar ko<text:line-break/>Tera ehsaan hoga ye mujh par</text:p>
              </table:table-cell>
            </table:table-row>
            <table:table-row table:style-name="ro2" table:default-cell-style-name="ce5">
              <table:table-cell table:style-name="ce7">
                <text:p text:style-name="P5">اس کے سینے سے کہ کے نامِ علی<text:line-break/>میں نے برچھی ابھی نکالی ہے<text:line-break/>امتحاں دے چکی میری غربت<text:line-break/>اب تیری بے کسی کی باری ہے<text:line-break/>تُوبھی اس وقت یاعلی کہہ کر</text:p>
              </table:table-cell>
              <table:table-cell>
                <text:p text:style-name="P6">2</text:p>
              </table:table-cell>
              <table:table-cell>
                <text:p text:style-name="P6">Iske seene se kehke naam e Ali<text:line-break/>Maine barchi abhi nikaali hai<text:line-break/>Imtehan de chuki meri ghurbat<text:line-break/>Ab teri bekasi ki baari hai<text:line-break/>Tu bhi is waqt ya Ali keh kar</text:p>
              </table:table-cell>
            </table:table-row>
            <table:table-row table:style-name="ro2" table:default-cell-style-name="ce5">
              <table:table-cell table:style-name="ce7">
                <text:p text:style-name="P5">دو نگینے تھے اِسکی جھولی میں<text:line-break/>دونوں اکبر پہ کر دئیے صدقہ<text:line-break/>صبر ایسا کہ اپنے بیٹوں پر<text:line-break/>میں نے روتے اِسے نہیں دیکھا<text:line-break/>ہے مگر اب یہ لاشئہ اکبر</text:p>
              </table:table-cell>
              <table:table-cell>
                <text:p text:style-name="P6">3</text:p>
              </table:table-cell>
              <table:table-cell>
                <text:p text:style-name="P6">Do nageene thay iski jholi may<text:line-break/>Dono Akbar pe kar diye sadqa<text:line-break/>Sabr aisa ke apne beton par<text:line-break/>Maine rote isay nahi dekha<text:line-break/>Hai magar ab ye lasha e Akbar</text:p>
              </table:table-cell>
            </table:table-row>
            <table:table-row table:style-name="ro2" table:default-cell-style-name="ce5">
              <table:table-cell table:style-name="ce7">
                <text:p text:style-name="P5">روک رکھا ہے اپنے اشکوں کو<text:line-break/>سب سے چھپ چھپ کے آہیں بھرتی ہے<text:line-break/>میں سمجھتا ہوں مادرِ اکبر<text:line-break/>تیری ممتا پہ جوگزرتی ہے<text:line-break/>رکھ کے اپنے کلیجے پر پتھر</text:p>
              </table:table-cell>
              <table:table-cell>
                <text:p text:style-name="P6">4</text:p>
              </table:table-cell>
              <table:table-cell>
                <text:p text:style-name="P6">Rok rakha hai apne ashkon ko<text:line-break/>Sab se chup chup ke aahen bharti hai<text:line-break/>Mai samajhta hun maadar e Akbar<text:line-break/>Teri mamta pe jo guzarti hai<text:line-break/>Rakh ke apne kaleje par pathar</text:p>
              </table:table-cell>
            </table:table-row>
            <table:table-row table:style-name="ro2" table:default-cell-style-name="ce5">
              <table:table-cell table:style-name="ce7">
                <text:p text:style-name="P5">کیسے لاشے جواں اُٹھائے ہوں<text:line-break/>ایڑیاں خط بناتی آتی ہیں<text:line-break/>اِن نشانوں کو پیچھے پیچھے میرے<text:line-break/>اماں زہرا مٹاتی آتی ہیں<text:line-break/>اُس کی نظریں نہ دیکھیں یہ منظر</text:p>
              </table:table-cell>
              <table:table-cell>
                <text:p text:style-name="P6">5</text:p>
              </table:table-cell>
              <table:table-cell>
                <text:p text:style-name="P6">Kaise laashe jawan uthaye hoo<text:line-break/>Aeriyan khat banati aati hai<text:line-break/>In nishano ko peeche peeche mere<text:line-break/>Amma Zehra mitati aati hai<text:line-break/>Uski nazrein na dekhe ye manzar</text:p>
              </table:table-cell>
            </table:table-row>
            <table:table-row table:style-name="ro2" table:default-cell-style-name="ce5">
              <table:table-cell table:style-name="ce7">
                <text:p text:style-name="P5">اے تکلم وہ شام و کوفہ کا<text:line-break/>طے ہوا ہوگا اِس طرح سے سفر<text:line-break/>اماں زینب سنبھالنا ماں کو<text:line-break/>کہتے ہونگے سناں سے یہ اکبر<text:line-break/>اورہوگا حسین کے لب پر</text:p>
              </table:table-cell>
              <table:table-cell>
                <text:p text:style-name="P6">6</text:p>
              </table:table-cell>
              <table:table-cell>
                <text:p text:style-name="P6">Ay takallum wo shaam o kufa ka<text:line-break/>Tay hua hoga is taraf se safar<text:line-break/>Amma Zainab sambhaalna maa ko<text:line-break/>Kehtay hongay sina say yeh Akbar<text:line-break/>Aur hoga Hussain ke lab pa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77.81cm" fo:page-height="322.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5:31:15.114138200</dc:date>
    <meta:editing-duration>PT50M54S</meta:editing-duration>
    <meta:editing-cycles>15</meta:editing-cycles>
    <meta:generator>LibreOffice/25.2.4.3$Windows_X86_64 LibreOffice_project/33e196637044ead23f5c3226cde09b47731f7e27</meta:generator>
    <meta:document-statistic meta:object-count="1"/>
  </office:meta>
</office:document-meta>
</file>